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94ef" officeooo:paragraph-rsid="001894ef"/>
    </style:style>
    <style:style style:name="P2" style:family="paragraph" style:parent-style-name="Standard">
      <style:text-properties officeooo:rsid="001894ef" officeooo:paragraph-rsid="00192a47"/>
    </style:style>
    <style:style style:name="P3" style:family="paragraph" style:parent-style-name="Standard">
      <style:paragraph-properties fo:text-align="end" style:justify-single-word="false"/>
      <style:text-properties officeooo:rsid="001894ef" officeooo:paragraph-rsid="001894ef"/>
    </style:style>
    <style:style style:name="P4" style:family="paragraph" style:parent-style-name="Standard">
      <style:text-properties officeooo:rsid="00192a47" officeooo:paragraph-rsid="00192a47"/>
    </style:style>
    <style:style style:name="P5" style:family="paragraph" style:parent-style-name="Standard">
      <style:text-properties officeooo:rsid="00193aa5" officeooo:paragraph-rsid="00193aa5"/>
    </style:style>
    <style:style style:name="T1" style:family="text">
      <style:text-properties officeooo:rsid="00192a47"/>
    </style:style>
    <style:style style:name="T2" style:family="text">
      <style:text-properties officeooo:rsid="00193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une 16, 2015</text:p>
      <text:p text:style-name="P1"/>
      <text:p text:style-name="P1">Dear <text:span text:style-name="T2">Reader</text:span>,</text:p>
      <text:p text:style-name="P1"/>
      <text:p text:style-name="P2">We <text:span text:style-name="T2">are</text:span> <text:span text:style-name="T2">Team PETA,</text:span> a group of <text:span text:style-name="T1">UBC</text:span> Engineering Physics <text:span text:style-name="T1">students</text:span> <text:span text:style-name="T1">enrolled in the ENPH 253 course. As a part of the course, we will be building an autonomous robot which follows a tape path, picks up toy pets along the way, and transport them to a safety zone. Over the past six weeks, we have been learning techniques useful to build our robot, and we now have the necessary skills to get started.</text:span></text:p>
      <text:p text:style-name="P2"/>
      <text:p text:style-name="P1">It is our pleasure to present to you a report which outlines the design, strategy, and construction schedule for <text:span text:style-name="T1">our robot. We hope that you will look over it and give us advice for the project.</text:span></text:p>
      <text:p text:style-name="P4">If you have any questions, please do not hesitate to contact one of us.</text:p>
      <text:p text:style-name="P4"/>
      <text:p text:style-name="P4">Best,</text:p>
      <text:p text:style-name="P4"/>
      <text:p text:style-name="P4"/>
      <text:p text:style-name="P4"/>
      <text:p text:style-name="P5">Scott Fjordbotten</text:p>
      <text:p text:style-name="P5">Team PETA Member</text:p>
      <text:p text:style-name="P5"/>
      <text:p text:style-name="P5"/>
      <text:p text:style-name="P5"/>
      <text:p text:style-name="P5">Anne Lim</text:p>
      <text:p text:style-name="P5">Team PETA Member</text:p>
      <text:p text:style-name="P1"/>
      <text:p text:style-name="P1"/>
      <text:p text:style-name="P1"/>
      <text:p text:style-name="P5">Johnson Liu</text:p>
      <text:p text:style-name="P5">Team PETA Member</text:p>
      <text:p text:style-name="P5"/>
      <text:p text:style-name="P5"/>
      <text:p text:style-name="P5"/>
      <text:p text:style-name="P5">Kevin Zhang</text:p>
      <text:p text:style-name="P5">Team PETA Memb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5:14:02.545236000</meta:creation-date>
    <dc:date>2015-06-16T15:54:36.306457000</dc:date>
    <meta:editing-duration>PT8M13S</meta:editing-duration>
    <meta:editing-cycles>1</meta:editing-cycles>
    <meta:document-statistic meta:table-count="0" meta:image-count="0" meta:object-count="0" meta:page-count="1" meta:paragraph-count="14" meta:word-count="150" meta:character-count="800" meta:non-whitespace-character-count="664"/>
    <meta:generator>LibreOffice/4.3.1.2$MacOSX_x86 LibreOffice_project/958349dc3b25111dbca392fbc281a05559ef6848</meta:generator>
  </office:meta>
</office:document-meta>
</file>